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2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0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531072" calcext:value-type="float">
            <text:p>-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05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1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0-1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10-0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9-24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0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2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1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1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1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0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0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05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2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1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0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10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0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0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8-17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2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2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1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15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06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09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0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02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02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0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03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27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25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23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05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05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02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17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2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14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05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8-07-1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0-12-14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10-01-21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08-10-2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06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06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04-12-07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0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0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2000-06-0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1999-09-14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628099401401</text:p>
          </table:table-cell>
          <table:table-cell office:value-type="string" calcext:value-type="string">
            <text:p>YP-69-35-602 (Frio Reference Well)</text:p>
          </table:table-cell>
          <table:table-cell office:value-type="string" calcext:value-type="string">
            <text:p>199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0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06" meta:object-count="0"/>
    <meta:user-defined meta:name="AppVersion">3.0</meta:user-defined>
  </office:meta>
</office:document-meta>
</file>